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Text_20_body">
      <style:paragraph-properties fo:margin-top="0cm" fo:margin-bottom="0.15cm" fo:line-height="100%" fo:text-align="justify" style:justify-single-word="false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commun/dateAdresse/dateAdresse#%</text:p>
      <text:p text:style-name="P4"/>
      <text:p text:style-name="P4"/>
      <text:p text:style-name="P4"/>
      <text:p text:style-name="Standard">%#include AL/adi/adiInfoGenerales#%</text:p>
      <text:p text:style-name="P4"/>
      <text:p text:style-name="P4"/>
      <text:p text:style-name="P4"/>
      <text:p text:style-name="Standard">%#include AL/adi/listAdiDecompteGlobal#%</text:p>
      <text:p text:style-name="Standard">%#include AL/adi/listAdiDecompteGlobalHorloger#%</text:p>
      <text:p text:style-name="Standard"/>
      <text:p text:style-name="Standard"/>
      <text:p text:style-name="Standard"/>
      <text:p text:style-name="P5">%=<text:span text:style-name="T1">remLineWhenBlank(texte_paragraphe_libre,-1)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86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Gauthier Montavon</dc:creator>
    <dc:date>2014-06-16T14:16:02.19</dc:date>
    <meta:editing-cycles>203</meta:editing-cycles>
    <meta:editing-duration>PT18H4S</meta:editing-duration>
    <meta:document-statistic meta:table-count="0" meta:image-count="0" meta:object-count="0" meta:page-count="1" meta:paragraph-count="8" meta:word-count="13" meta:character-count="251"/>
    <meta:user-defined meta:name="Info 1"/>
    <meta:user-defined meta:name="Info 2"/>
    <meta:user-defined meta:name="Info 3"/>
    <meta:user-defined meta:name="Info 4"/>
  </office:meta>
</office:document-meta>
</file>